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1d0e"/>
    </style:style>
    <style:style style:name="P2" style:family="paragraph" style:parent-style-name="Standard">
      <style:text-properties officeooo:rsid="00076778" officeooo:paragraph-rsid="00076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)</text:p>
      <text:p text:style-name="P1">Sailors(sid: integer, sname: string, rating: integer, age: real);</text:p>
      <text:p text:style-name="Standard">Boats(bid: integer, bname: string, color: string);</text:p>
      <text:p text:style-name="Standard">Reserves(sid: integer, bid: integer, day: date).</text:p>
      <text:p text:style-name="Standard"/>
      <text:p text:style-name="Standard"/>
      <text:p text:style-name="P2">Sailors table</text:p>
      <text:p text:style-name="P2"/>
      <text:p text:style-name="P2"><text:s/>create table sailors (sid integer primary key,sname varchar(50),rating integer,age real );</text:p>
      <text:p text:style-name="P2">Query OK, 0 rows affected (0.11 sec)</text:p>
      <text:p text:style-name="P2"/>
      <text:p text:style-name="P2">boats </text:p>
      <text:p text:style-name="P2"/>
      <text:p text:style-name="P2"><text:s/>create table boats (bid integer primary key,bname varchar(50),color varchar(50));</text:p>
      <text:p text:style-name="P2">Query OK, 0 rows affected (0.09 sec)</text:p>
      <text:p text:style-name="P2"/>
      <text:p text:style-name="P2">reserves </text:p>
      <text:p text:style-name="P2"/>
      <text:p text:style-name="P2">create table reserves (sid integer,bid integer,day date,foreign key(sid)</text:p>
      <text:p text:style-name="P2">references sailors(sid),foreign key(bid) references boats(bid));</text:p>
      <text:p text:style-name="P2">Query OK, 0 rows affected (0.15 sec)</text:p>
      <text:p text:style-name="P2"/>
      <text:p text:style-name="P2"/>
      <text:p text:style-name="P2"/>
      <text:p text:style-name="P2">a) Count the number of distinct boat colors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0T10:20:52.879464863</meta:creation-date>
    <dc:date>2025-03-10T10:41:49.862800141</dc:date>
    <meta:editing-duration>PT33S</meta:editing-duration>
    <meta:editing-cycles>1</meta:editing-cycles>
    <meta:document-statistic meta:table-count="0" meta:image-count="0" meta:object-count="0" meta:page-count="1" meta:paragraph-count="15" meta:word-count="87" meta:character-count="654" meta:non-whitespace-character-count="578"/>
    <meta:generator>LibreOffice/6.4.7.2$Linux_X86_64 LibreOffice_project/40$Build-2</meta:generator>
  </office:meta>
</office:document-meta>
</file>